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style:font-name="Trebuchet M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3">
      <style:paragraph-properties fo:text-align="start" style:justify-single-word="false"/>
      <style:text-properties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Consolas" fo:font-size="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>
        <text:changed-region xml:id="ct244830720" text:id="ct244830720">
          <text:insertion>
            <office:change-info>
              <dc:creator>Kapildev  Mishra</dc:creator>
              <dc:date>2018-10-31T10:00:00</dc:date>
            </office:change-info>
          </text:insertion>
        </text:changed-region>
        <text:changed-region xml:id="ct244830824" text:id="ct244830824">
          <text:insertion>
            <office:change-info>
              <dc:creator>Kapildev  Mishra</dc:creator>
              <dc:date>2018-10-31T10:01:00</dc:date>
            </office:change-info>
          </text:insertion>
        </text:changed-region>
        <text:changed-region xml:id="ct244831032" text:id="ct244831032">
          <text:insertion>
            <office:change-info>
              <dc:creator>Kapildev  Mishra</dc:creator>
              <dc:date>2018-10-31T10:02:00</dc:date>
            </office:change-info>
          </text:insertion>
        </text:changed-region>
        <text:changed-region xml:id="ct244831656" text:id="ct244831656">
          <text:insertion>
            <office:change-info>
              <dc:creator>Kapildev  Mishra</dc:creator>
              <dc:date>2018-10-31T10:03:00</dc:date>
            </office:change-info>
          </text:insertion>
        </text:changed-region>
        <text:changed-region xml:id="ct244831240" text:id="ct244831240">
          <text:deletion>
            <office:change-info>
              <dc:creator>Kapildev  Mishra</dc:creator>
              <dc:date>2018-10-31T10:02:00</dc:date>
            </office:change-info>
            <text:p text:style-name="P1"/>
            <text:list xml:id="list7056794877966610140" text:style-name="L1">
              <text:list-header>
                <text:p text:style-name="P2"><text:span text:style-name="T1"/></text:p>
              </text:list-header>
            </text:list>
          </text:deletion>
        </text:changed-region>
        <text:changed-region xml:id="ct244831760" text:id="ct244831760">
          <text:deletion>
            <office:change-info>
              <dc:creator>Kapildev  Mishra</dc:creator>
              <dc:date>2018-10-31T10:03:00</dc:date>
            </office:change-info>
            <text:list xml:id="list30239871" text:continue-numbering="true" text:style-name="L1">
              <text:list-header>
                <text:p text:style-name="P2"><text:span text:style-name="T1"><text:tab/></text:span></text:p>
              </text:list-header>
            </text:list>
            <text:p text:style-name="P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IS Server Best Practice</text:p>
      <text:p text:style-name="P3"/>
      <text:p text:style-name="P4">IIS Hardening . . .</text:p>
      <text:list xml:id="list8477703941349546581" text:style-name="L2">
        <text:list-item>
          <text:p text:style-name="P8">Install Windwos Updates and Hotfixes</text:p>
        </text:list-item>
        <text:list-item>
          <text:p text:style-name="P8">Move cmd.exe to custome location.</text:p>
        </text:list-item>
        <text:list-item>
          <text:p text:style-name="P8">Dont Use Inetpub Folder for Web Hositing.</text:p>
        </text:list-item>
        <text:list-item>
          <text:p text:style-name="P8">Install URLRewrite Module, CORS,</text:p>
        </text:list-item>
        <text:list-item>
          <text:p text:style-name="P8">Enable Windows Firewall and Block all ports other than Terminal Service, HTTP, HTTPS, Database Connection Port, DR Sync Port, etc. </text:p>
        </text:list-item>
      </text:list>
      <text:p text:style-name="P4"/>
      <text:p text:style-name="P4">First Step . . .</text:p>
      <text:list xml:id="list30249190" text:continue-numbering="true" text:style-name="L2">
        <text:list-item>
          <text:p text:style-name="P8">Take Fresh Backup - </text:p>
          <text:p text:style-name="P8">%windir%\system32\inetsrv\appcmd restore backup IIS_FST_BCK_Date</text:p>
        </text:list-item>
        <text:list-item>
          <text:p text:style-name="P8">Disable DefaultDocument from Globle.</text:p>
        </text:list-item>
        <text:list-item>
          <text:p text:style-name="P8">Enable Custom Error page from Globle .</text:p>
        </text:list-item>
        <text:list-item>
          <text:p text:style-name="P8">Disable DefaultAppPool and clear wwwroot Directory.</text:p>
        </text:list-item>
        <text:list-item>
          <text:p text:style-name="P8">Enable ETW Logs and set logs Path.</text:p>
        </text:list-item>
        <text:list-item>
          <text:p text:style-name="P8">Enable Failed Request and set logs Path. </text:p>
        </text:list-item>
        <text:list-item>
          <text:p text:style-name="P8">Configure “Header Request” for disable Server and ASP.net Identity.</text:p>
        </text:list-item>
        <text:list-item>
          <text:p text:style-name="P8">Configure cipher Cliper and enable TLS1.2.</text:p>
        </text:list-item>
        <text:list-item>
          <text:p text:style-name="P8">Enable/Disable Modules as per Application Environment.</text:p>
        </text:list-item>
        <text:list-item>
          <text:p text:style-name="P8">Configure ApplicationPool i.e. WorkerProcess, CPU Throting, Recycle Procedure etc.</text:p>
        </text:list-item>
        <text:list-item>
          <text:p text:style-name="P8">Take Final Backup - </text:p>
          <text:p text:style-name="P8">%windir%\system32\inetsrv\appcmd restore backup IIS_BOX_BCK_Date</text:p>
        </text:list-item>
      </text:list>
      <text:p text:style-name="P1"/>
      <text:p text:style-name="P6">Second Step . . .</text:p>
      <text:list xml:id="list30246892" text:continue-list="list30239871" text:style-name="L1">
        <text:list-item>
          <text:p text:style-name="P9">Check Logs , AppPool Health Check, Application Analysis etc.</text:p>
        </text:list-item>
        <text:list-item>
          <text:p text:style-name="P10">Take Configuration Backup Before any change on IIS.</text:p>
          <text:p text:style-name="P9">%windir%\system32\inetsrv\appcmd restore backup IIS_BOX_BCK_Date</text:p>
        </text:list-item>
        <text:list-item>
          <text:p text:style-name="P9">Check SSL Cert Status on Server.</text:p>
          <text:p text:style-name="P9">netsh http show sslcert <text:s/></text:p>
        </text:list-item>
        <text:list-item>
          <text:p text:style-name="P9"><text:change-start text:change-id="ct244830720"/>Enable Health Monitoring <text:change-end text:change-id="ct244830720"/><text:change-start text:change-id="ct244830824"/>for generate report of web site / web application</text:p>
        </text:list-item>
        <text:list-item>
          <text:p text:style-name="P9">Install U<text:change-end text:change-id="ct244830824"/><text:change-start text:change-id="ct244831032"/>rlrewrite module and add configuration i.e. Http to Https<text:change-end text:change-id="ct244831032"/><text:change-start text:change-id="ct244831656"/></text:p>
        </text:list-item>
      </text:list>
      <text:p text:style-name="P1"><text:change-end text:change-id="ct244831656"/><text:change text:change-id="ct244831240"/><text:change text:change-id="ct244831760"/><text:span text:style-name="T1"/></text:p>
      <text:p text:style-name="P1"/>
      <text:p text:style-name="P1"/>
      <text:p text:style-name="P1"/>
      <text:p text:style-name="P1"/>
      <text:list xml:id="list401809228662925115" text:style-name="L3">
        <text:list-header>
          <text:p text:style-name="P12"/>
        </text:list-header>
      </text:list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pildev  Mishra</meta:initial-creator>
    <meta:creation-date>2018-08-29T16:32:11.18</meta:creation-date>
    <dc:date>2018-10-31T10:04:01.58</dc:date>
    <dc:creator>Kapildev  Mishra</dc:creator>
    <meta:editing-duration>PT1H10M20S</meta:editing-duration>
    <meta:editing-cycles>3</meta:editing-cycles>
    <meta:generator>OpenOffice/4.0.1$Win32 OpenOffice.org_project/401m5$Build-9714</meta:generator>
    <meta:keyword>IIS</meta:keyword>
    <meta:keyword>SSL</meta:keyword>
    <meta:keyword>TLS</meta:keyword>
    <meta:keyword>Web</meta:keyword>
    <meta:keyword>Microsoft</meta:keyword>
    <dc:subject>IIS Administration</dc:subject>
    <dc:title>IIS Server Best Practice</dc:title>
    <meta:document-statistic meta:table-count="0" meta:image-count="0" meta:object-count="0" meta:page-count="1" meta:paragraph-count="31" meta:word-count="216" meta:character-count="1362"/>
    <meta:user-defined meta:name="Kapildev Mishra" meta:value-type="date">2018-10-31T09:00:00</meta:user-defined>
  </office:meta>
</office:document-meta>
</file>